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986cm" fo:min-width="1.371cm" fo:padding-top="0.142cm" fo:padding-bottom="0.142cm" fo:padding-left="0.267cm" fo:padding-right="0.267cm"/>
    </style:style>
    <style:style style:name="gr2" style:family="graphic" style:parent-style-name="objectwithoutfill">
      <style:graphic-properties svg:stroke-width="0.053cm" draw:marker-start-width="0.279cm" draw:marker-end="Symmetric_20_Arrow" draw:marker-end-width="0.379cm" draw:fill="none" draw:textarea-vertical-align="middle" fo:padding-top="0.151cm" fo:padding-bottom="0.151cm" fo:padding-left="0.276cm" fo:padding-right="0.276cm"/>
    </style:style>
    <style:style style:name="gr3" style:family="graphic" style:parent-style-name="standard">
      <style:graphic-properties svg:stroke-color="#000000"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tyle="italic" style:font-style-asian="italic" style:font-style-complex="italic"/>
    </style:style>
    <style:style style:name="P2" style:family="paragraph">
      <loext:graphic-properties draw:fill="none"/>
      <style:paragraph-properties fo:text-align="center"/>
      <style:text-properties fo:font-style="italic" style:font-style-asian="italic" style:font-style-complex="italic"/>
    </style:style>
    <style:style style:name="P3" style:family="paragraph">
      <loext:graphic-properties draw:fill="none"/>
      <style:paragraph-properties fo:text-align="center"/>
    </style:style>
    <style:style style:name="P4" style:family="paragraph">
      <loext:graphic-properties draw:fill-color="#000000"/>
      <style:paragraph-properties fo:text-align="center"/>
    </style:style>
    <style:style style:name="P5" style:family="paragraph">
      <style:text-properties fo:font-size="14pt" fo:font-style="italic" style:font-size-asian="14pt" style:font-style-asian="italic" style:font-size-complex="14pt" style:font-style-complex="italic"/>
    </style:style>
    <style:style style:name="P6" style:family="paragraph">
      <loext:graphic-properties draw:fill="none" draw:fill-color="#ffffff"/>
      <style:text-properties fo:font-size="14pt" fo:font-style="italic" style:font-size-asian="14pt" style:font-style-asian="italic" style:font-size-complex="14pt" style:font-style-complex="italic"/>
    </style:style>
    <style:style style:name="T1" style:family="text">
      <style:text-properties fo:font-style="italic" style:font-style-asian="italic" style:font-style-complex="italic"/>
    </style:style>
    <style:style style:name="T2" style:family="text">
      <style:text-properties style:text-position="sub 58%" fo:font-style="italic" style:font-style-asian="italic" style:font-style-complex="italic"/>
    </style:style>
    <style:style style:name="T3"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05cm" svg:height="1.27cm" svg:x="3.667cm" svg:y="1.889cm">
          <text:p text:style-name="P1"><text:span text:style-name="T1">T</text:span><text:span text:style-name="T2">1</text:span></text:p>
          <draw:enhanced-geometry svg:viewBox="0 0 21600 21600" draw:type="rectangle" draw:enhanced-path="M 0 0 L 21600 0 21600 21600 0 21600 0 0 Z N"/>
        </draw:custom-shape>
        <draw:custom-shape draw:style-name="gr1" draw:text-style-name="P2" draw:layer="layout" svg:width="1.905cm" svg:height="1.27cm" svg:x="6.842cm" svg:y="1.889cm">
          <text:p text:style-name="P1"><text:span text:style-name="T1">T</text:span><text:span text:style-name="T2">2</text:span></text:p>
          <draw:enhanced-geometry svg:viewBox="0 0 21600 21600" draw:type="rectangle" draw:enhanced-path="M 0 0 L 21600 0 21600 21600 0 21600 0 0 Z N"/>
        </draw:custom-shape>
        <draw:custom-shape draw:style-name="gr1" draw:text-style-name="P2" draw:layer="layout" svg:width="1.905cm" svg:height="1.27cm" svg:x="12.557cm" svg:y="1.889cm">
          <text:p text:style-name="P1"><text:span text:style-name="T1">T</text:span><text:span text:style-name="T2">N</text:span></text:p>
          <draw:enhanced-geometry svg:viewBox="0 0 21600 21600" draw:type="rectangle" draw:enhanced-path="M 0 0 L 21600 0 21600 21600 0 21600 0 0 Z N"/>
        </draw:custom-shape>
        <draw:line draw:style-name="gr2" draw:text-style-name="P3" draw:layer="layout" svg:x1="2.397cm" svg:y1="2.524cm" svg:x2="3.667cm" svg:y2="2.524cm">
          <text:p/>
        </draw:line>
        <draw:line draw:style-name="gr2" draw:text-style-name="P3" draw:layer="layout" svg:x1="5.572cm" svg:y1="2.524cm" svg:x2="6.842cm" svg:y2="2.524cm">
          <text:p/>
        </draw:line>
        <draw:line draw:style-name="gr2" draw:text-style-name="P3" draw:layer="layout" svg:x1="8.747cm" svg:y1="2.524cm" svg:x2="10.017cm" svg:y2="2.524cm">
          <text:p/>
        </draw:line>
        <draw:line draw:style-name="gr2" draw:text-style-name="P3" draw:layer="layout" svg:x1="11.287cm" svg:y1="2.524cm" svg:x2="12.557cm" svg:y2="2.524cm">
          <text:p/>
        </draw:line>
        <draw:line draw:style-name="gr2" draw:text-style-name="P3" draw:layer="layout" svg:x1="14.462cm" svg:y1="2.524cm" svg:x2="15.732cm" svg:y2="2.524cm">
          <text:p/>
        </draw:line>
        <draw:custom-shape draw:style-name="gr3" draw:text-style-name="P4" draw:layer="layout" svg:width="0.254cm" svg:height="0.254cm" svg:x="10.144cm" svg:y="2.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254cm" svg:height="0.254cm" svg:x="10.906cm" svg:y="2.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254cm" svg:height="0.254cm" svg:x="10.525cm" svg:y="2.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1.222cm" svg:height="0.806cm" svg:x="2.318cm" svg:y="1.762cm">
          <draw:text-box>
            <text:p text:style-name="P5"><text:span text:style-name="T3">x(t)</text:span></text:p>
          </draw:text-box>
        </draw:frame>
        <draw:frame draw:style-name="gr4" draw:text-style-name="P6" draw:layer="layout" svg:width="1.222cm" svg:height="0.806cm" svg:x="14.415cm" svg:y="1.762cm">
          <draw:text-box>
            <text:p text:style-name="P5"><text:span text:style-name="T3">y(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ouble_20_Arrow" draw:display-name="Double Arrow" svg:viewBox="0 0 1131 1918" svg:d="M737 1131h394l-564-1131-567 1131h398l-398 787h1131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marker draw:name="Small_20_Arrow" draw:display-name="Small Arrow" svg:viewBox="0 0 1321 3493" svg:d="M1321 3493h-1321l661-3493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7.78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8T14:09:07.144867691</meta:creation-date>
    <dc:date>2017-03-08T14:21:28.640488460</dc:date>
    <meta:editing-duration>PT2M</meta:editing-duration>
    <meta:editing-cycles>2</meta:editing-cycles>
    <meta:generator>LibreOffice/5.1.4.2$Linux_X86_64 LibreOffice_project/10m0$Build-2</meta:generator>
    <meta:document-statistic meta:object-count="13"/>
  </office:meta>
</office:document-meta>
</file>